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Term.read( NetUIVariableResolver v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Term._evaluate( int index , NetUIVariableResolver v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pressionTerm.se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Term.getToken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Term.getToke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Term.Expression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Term.update( Object newValue , NetUIVariableResolver v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Term.changeContext( String previousImplicitObject , String newImplicitObject , Object lookup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pressionTerm.getExpression( int st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pressionTerm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Term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Term.getToke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Term.qualify( String contex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Ter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Term.addToken( Expression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